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2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3715a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oes sampling matter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Speciation completion rate</text:p>
          </table:table-cell>
          <table:covered-table-cell/>
          <table:table-cell table:style-name="ce1" office:value-type="float" office:value="0.1" calcext:value-type="float" table:number-columns-spanned="5" table:number-rows-spanned="1">
            <text:p>0.1</text:p>
          </table:table-cell>
          <table:covered-table-cell table:number-columns-repeated="4"/>
          <table:table-cell/>
          <table:table-cell table:style-name="ce1" office:value-type="float" office:value="0.3" calcext:value-type="float" table:number-columns-spanned="5" table:number-rows-spanned="1">
            <text:p>0.3</text:p>
          </table:table-cell>
          <table:covered-table-cell table:number-columns-repeated="4"/>
          <table:table-cell/>
          <table:table-cell table:style-name="ce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3"/>
          <table:table-cell/>
          <table:table-cell table:style-name="ce1" office:value-type="float" office:value="100000" calcext:value-type="float" table:number-columns-spanned="5" table:number-rows-spanned="1">
            <text:p>100000</text:p>
          </table:table-cell>
          <table:covered-table-cell table:number-columns-repeated="4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Speciation initiation rate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3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3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3"/>
          <table:table-cell table:style-name="ce2" office:value-type="float" office:value="0.1" calcext:value-type="float">
            <text:p>0.1</text:p>
          </table:table-cell>
          <table:table-cell table:style-name="ce9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 office:value-type="string" calcext:value-type="string">
            <text:p>initiation</text:p>
          </table:covered-table-cell>
          <table:table-cell table:style-name="ce2" office:value-type="float" office:value="0.5" calcext:value-type="float">
            <text:p>0.5</text:p>
          </table:table-cell>
          <table:table-cell table:number-columns-repeated="4" table:style-name="ce3" office:value-type="string" calcext:value-type="string">
            <text:p>Y</text:p>
          </table:table-cell>
          <table:table-cell table:style-name="ce13"/>
          <table:table-cell table:style-name="ce2" office:value-type="float" office:value="0.5" calcext:value-type="float">
            <text:p>0.5</text:p>
          </table:table-cell>
          <table:table-cell table:number-columns-repeated="4" table:style-name="ce3" office:value-type="string" calcext:value-type="string">
            <text:p>Y</text:p>
          </table:table-cell>
          <table:table-cell table:style-name="ce13"/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3"/>
          <table:table-cell table:style-name="ce2" office:value-type="float" office:value="0.5" calcext:value-type="float">
            <text:p>0.5</text:p>
          </table:table-cell>
          <table:table-cell table:number-columns-repeated="4" table:style-name="ce8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/>
          <table:covered-table-cell office:value-type="string" calcext:value-type="string">
            <text:p>rate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13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1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1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3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3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3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es protractedness matter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Speciation completion rate</text:p>
          </table:table-cell>
          <table:covered-table-cell/>
          <table:table-cell table:style-name="ce1" office:value-type="float" office:value="0.1" calcext:value-type="float" table:number-columns-spanned="5" table:number-rows-spanned="1">
            <text:p>0.1</text:p>
          </table:table-cell>
          <table:covered-table-cell table:number-columns-repeated="4"/>
          <table:table-cell/>
          <table:table-cell table:style-name="ce1" office:value-type="float" office:value="0.3" calcext:value-type="float" table:number-columns-spanned="5" table:number-rows-spanned="1">
            <text:p>0.3</text:p>
          </table:table-cell>
          <table:covered-table-cell table:number-columns-repeated="4"/>
          <table:table-cell/>
          <table:table-cell table:style-name="ce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Speciation initiation rate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3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3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/>
          <table:covered-table-cell office:value-type="string" calcext:value-type="string">
            <text:p>initiation</text:p>
          </table:covered-table-cell>
          <table:table-cell table:style-name="ce2" office:value-type="float" office:value="0.5" calcext:value-type="float">
            <text:p>0.5</text:p>
          </table:table-cell>
          <table:table-cell table:number-columns-repeated="4" table:style-name="ce3" office:value-type="string" calcext:value-type="string">
            <text:p>Y</text:p>
          </table:table-cell>
          <table:table-cell table:style-name="ce13"/>
          <table:table-cell table:style-name="ce2" office:value-type="float" office:value="0.5" calcext:value-type="float">
            <text:p>0.5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13"/>
          <table:table-cell table:style-name="ce2" office:value-type="float" office:value="0.5" calcext:value-type="float">
            <text:p>0.5</text:p>
          </table:table-cell>
          <table:table-cell table:number-columns-repeated="4" table:style-name="ce8"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/>
          <table:covered-table-cell office:value-type="string" calcext:value-type="string">
            <text:p>rate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13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1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3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3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4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</table:table>
      <table:table table:name="Parameter combinations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initiation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extinction</text:p>
          </table:table-cell>
          <table:table-cell table:number-columns-repeated="5"/>
          <table:table-cell office:value-type="string" calcext:value-type="string">
            <text:p>initiation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extinction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C2]&gt;=[.A2];&quot;X&quot;;&quot;&quot;)">
            <text:p/>
          </table:table-cell>
          <table:table-cell table:formula="of:=IF(AND([.A2]=1;[.C2]&lt;0.2);&quot;X&quot;;&quot;&quot;)">
            <text:p/>
          </table:table-cell>
          <table:table-cell table:formula="of:=IF(OR([.D2]=&quot;X&quot;;[.E2]=&quot;X&quot;);&quot;X&quot;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1" calcext:value-type="float">
            <text:p>0.1</text:p>
          </table:table-cell>
          <table:table-cell table:formula="of:=IF([.C3]&gt;=[.A3];&quot;X&quot;;&quot;&quot;)" office:value-type="string" office:string-value="X" calcext:value-type="string">
            <text:p>X</text:p>
          </table:table-cell>
          <table:table-cell table:formula="of:=IF(AND([.A3]=1;[.C3]&lt;0.2);&quot;X&quot;;&quot;&quot;)">
            <text:p/>
          </table:table-cell>
          <table:table-cell table:formula="of:=IF(OR([.D3]=&quot;X&quot;;[.E3]=&quot;X&quot;);&quot;X&quot;;&quot;&quot;)" office:value-type="string" office:string-value="X" calcext:value-type="string">
            <text:p>X</text:p>
          </table:table-cell>
          <table:table-cell/>
          <table:table-cell table:formula="of:=[.H2]+1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IF([.C4]&gt;=[.A4];&quot;X&quot;;&quot;&quot;)" office:value-type="string" office:string-value="X" calcext:value-type="string">
            <text:p>X</text:p>
          </table:table-cell>
          <table:table-cell table:formula="of:=IF(AND([.A4]=1;[.C4]&lt;0.2);&quot;X&quot;;&quot;&quot;)">
            <text:p/>
          </table:table-cell>
          <table:table-cell table:formula="of:=IF(OR([.D4]=&quot;X&quot;;[.E4]=&quot;X&quot;);&quot;X&quot;;&quot;&quot;)" office:value-type="string" office:string-value="X" calcext:value-type="string">
            <text:p>X</text:p>
          </table:table-cell>
          <table:table-cell/>
          <table:table-cell table:formula="of:=[.H3]+1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formula="of:=IF([.C5]&gt;=[.A5];&quot;X&quot;;&quot;&quot;)" office:value-type="string" office:string-value="X" calcext:value-type="string">
            <text:p>X</text:p>
          </table:table-cell>
          <table:table-cell table:formula="of:=IF(AND([.A5]=1;[.C5]&lt;0.2);&quot;X&quot;;&quot;&quot;)">
            <text:p/>
          </table:table-cell>
          <table:table-cell table:formula="of:=IF(OR([.D5]=&quot;X&quot;;[.E5]=&quot;X&quot;);&quot;X&quot;;&quot;&quot;)" office:value-type="string" office:string-value="X" calcext:value-type="string">
            <text:p>X</text:p>
          </table:table-cell>
          <table:table-cell/>
          <table:table-cell table:formula="of:=[.H4]+1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C6]&gt;=[.A6];&quot;X&quot;;&quot;&quot;)">
            <text:p/>
          </table:table-cell>
          <table:table-cell table:formula="of:=IF(AND([.A6]=1;[.C6]&lt;0.2);&quot;X&quot;;&quot;&quot;)">
            <text:p/>
          </table:table-cell>
          <table:table-cell table:formula="of:=IF(OR([.D6]=&quot;X&quot;;[.E6]=&quot;X&quot;);&quot;X&quot;;&quot;&quot;)">
            <text:p/>
          </table:table-cell>
          <table:table-cell/>
          <table:table-cell table:formula="of:=[.H5]+1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IF([.C7]&gt;=[.A7];&quot;X&quot;;&quot;&quot;)" office:value-type="string" office:string-value="X" calcext:value-type="string">
            <text:p>X</text:p>
          </table:table-cell>
          <table:table-cell table:formula="of:=IF(AND([.A7]=1;[.C7]&lt;0.2);&quot;X&quot;;&quot;&quot;)">
            <text:p/>
          </table:table-cell>
          <table:table-cell table:formula="of:=IF(OR([.D7]=&quot;X&quot;;[.E7]=&quot;X&quot;);&quot;X&quot;;&quot;&quot;)" office:value-type="string" office:string-value="X" calcext:value-type="string">
            <text:p>X</text:p>
          </table:table-cell>
          <table:table-cell/>
          <table:table-cell table:formula="of:=[.H6]+1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IF([.C8]&gt;=[.A8];&quot;X&quot;;&quot;&quot;)" office:value-type="string" office:string-value="X" calcext:value-type="string">
            <text:p>X</text:p>
          </table:table-cell>
          <table:table-cell table:formula="of:=IF(AND([.A8]=1;[.C8]&lt;0.2);&quot;X&quot;;&quot;&quot;)">
            <text:p/>
          </table:table-cell>
          <table:table-cell table:formula="of:=IF(OR([.D8]=&quot;X&quot;;[.E8]=&quot;X&quot;);&quot;X&quot;;&quot;&quot;)" office:value-type="string" office:string-value="X" calcext:value-type="string">
            <text:p>X</text:p>
          </table:table-cell>
          <table:table-cell/>
          <table:table-cell table:formula="of:=[.H7]+1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IF([.C9]&gt;=[.A9];&quot;X&quot;;&quot;&quot;)" office:value-type="string" office:string-value="X" calcext:value-type="string">
            <text:p>X</text:p>
          </table:table-cell>
          <table:table-cell table:formula="of:=IF(AND([.A9]=1;[.C9]&lt;0.2);&quot;X&quot;;&quot;&quot;)">
            <text:p/>
          </table:table-cell>
          <table:table-cell table:formula="of:=IF(OR([.D9]=&quot;X&quot;;[.E9]=&quot;X&quot;);&quot;X&quot;;&quot;&quot;)" office:value-type="string" office:string-value="X" calcext:value-type="string">
            <text:p>X</text:p>
          </table:table-cell>
          <table:table-cell/>
          <table:table-cell table:formula="of:=[.H8]+1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&gt;=[.A10];&quot;X&quot;;&quot;&quot;)">
            <text:p/>
          </table:table-cell>
          <table:table-cell table:formula="of:=IF(AND([.A10]=1;[.C10]&lt;0.2);&quot;X&quot;;&quot;&quot;)">
            <text:p/>
          </table:table-cell>
          <table:table-cell table:formula="of:=IF(OR([.D10]=&quot;X&quot;;[.E10]=&quot;X&quot;);&quot;X&quot;;&quot;&quot;)">
            <text:p/>
          </table:table-cell>
          <table:table-cell/>
          <table:table-cell table:formula="of:=[.H9]+1"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C11]&gt;=[.A11];&quot;X&quot;;&quot;&quot;)" office:value-type="string" office:string-value="X" calcext:value-type="string">
            <text:p>X</text:p>
          </table:table-cell>
          <table:table-cell table:formula="of:=IF(AND([.A11]=1;[.C11]&lt;0.2);&quot;X&quot;;&quot;&quot;)">
            <text:p/>
          </table:table-cell>
          <table:table-cell table:formula="of:=IF(OR([.D11]=&quot;X&quot;;[.E11]=&quot;X&quot;);&quot;X&quot;;&quot;&quot;)" office:value-type="string" office:string-value="X" calcext:value-type="string">
            <text:p>X</text:p>
          </table:table-cell>
          <table:table-cell/>
          <table:table-cell table:formula="of:=[.H10]+1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IF([.C12]&gt;=[.A12];&quot;X&quot;;&quot;&quot;)" office:value-type="string" office:string-value="X" calcext:value-type="string">
            <text:p>X</text:p>
          </table:table-cell>
          <table:table-cell table:formula="of:=IF(AND([.A12]=1;[.C12]&lt;0.2);&quot;X&quot;;&quot;&quot;)">
            <text:p/>
          </table:table-cell>
          <table:table-cell table:formula="of:=IF(OR([.D12]=&quot;X&quot;;[.E12]=&quot;X&quot;);&quot;X&quot;;&quot;&quot;)" office:value-type="string" office:string-value="X" calcext:value-type="string">
            <text:p>X</text:p>
          </table:table-cell>
          <table:table-cell/>
          <table:table-cell table:formula="of:=[.H11]+1"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IF([.C13]&gt;=[.A13];&quot;X&quot;;&quot;&quot;)" office:value-type="string" office:string-value="X" calcext:value-type="string">
            <text:p>X</text:p>
          </table:table-cell>
          <table:table-cell table:formula="of:=IF(AND([.A13]=1;[.C13]&lt;0.2);&quot;X&quot;;&quot;&quot;)">
            <text:p/>
          </table:table-cell>
          <table:table-cell table:formula="of:=IF(OR([.D13]=&quot;X&quot;;[.E13]=&quot;X&quot;);&quot;X&quot;;&quot;&quot;)" office:value-type="string" office:string-value="X" calcext:value-type="string">
            <text:p>X</text:p>
          </table:table-cell>
          <table:table-cell/>
          <table:table-cell table:formula="of:=[.H12]+1"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IF([.C14]&gt;=[.A14];&quot;X&quot;;&quot;&quot;)">
            <text:p/>
          </table:table-cell>
          <table:table-cell table:formula="of:=IF(AND([.A14]=1;[.C14]&lt;0.2);&quot;X&quot;;&quot;&quot;)">
            <text:p/>
          </table:table-cell>
          <table:table-cell table:formula="of:=IF(OR([.D14]=&quot;X&quot;;[.E14]=&quot;X&quot;);&quot;X&quot;;&quot;&quot;)">
            <text:p/>
          </table:table-cell>
          <table:table-cell/>
          <table:table-cell table:formula="of:=[.H13]+1"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" calcext:value-type="float">
            <text:p>0.1</text:p>
          </table:table-cell>
          <table:table-cell table:formula="of:=IF([.C15]&gt;=[.A15];&quot;X&quot;;&quot;&quot;)" office:value-type="string" office:string-value="X" calcext:value-type="string">
            <text:p>X</text:p>
          </table:table-cell>
          <table:table-cell table:formula="of:=IF(AND([.A15]=1;[.C15]&lt;0.2);&quot;X&quot;;&quot;&quot;)">
            <text:p/>
          </table:table-cell>
          <table:table-cell table:formula="of:=IF(OR([.D15]=&quot;X&quot;;[.E15]=&quot;X&quot;);&quot;X&quot;;&quot;&quot;)" office:value-type="string" office:string-value="X" calcext:value-type="string">
            <text:p>X</text:p>
          </table:table-cell>
          <table:table-cell/>
          <table:table-cell table:formula="of:=[.H14]+1"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" calcext:value-type="float">
            <text:p>0.2</text:p>
          </table:table-cell>
          <table:table-cell table:formula="of:=IF([.C16]&gt;=[.A16];&quot;X&quot;;&quot;&quot;)" office:value-type="string" office:string-value="X" calcext:value-type="string">
            <text:p>X</text:p>
          </table:table-cell>
          <table:table-cell table:formula="of:=IF(AND([.A16]=1;[.C16]&lt;0.2);&quot;X&quot;;&quot;&quot;)">
            <text:p/>
          </table:table-cell>
          <table:table-cell table:formula="of:=IF(OR([.D16]=&quot;X&quot;;[.E16]=&quot;X&quot;);&quot;X&quot;;&quot;&quot;)" office:value-type="string" office:string-value="X" calcext:value-type="string">
            <text:p>X</text:p>
          </table:table-cell>
          <table:table-cell/>
          <table:table-cell table:formula="of:=[.H15]+1"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" calcext:value-type="float">
            <text:p>0.4</text:p>
          </table:table-cell>
          <table:table-cell table:formula="of:=IF([.C17]&gt;=[.A17];&quot;X&quot;;&quot;&quot;)" office:value-type="string" office:string-value="X" calcext:value-type="string">
            <text:p>X</text:p>
          </table:table-cell>
          <table:table-cell table:formula="of:=IF(AND([.A17]=1;[.C17]&lt;0.2);&quot;X&quot;;&quot;&quot;)">
            <text:p/>
          </table:table-cell>
          <table:table-cell table:formula="of:=IF(OR([.D17]=&quot;X&quot;;[.E17]=&quot;X&quot;);&quot;X&quot;;&quot;&quot;)" office:value-type="string" office:string-value="X" calcext:value-type="string">
            <text:p>X</text:p>
          </table:table-cell>
          <table:table-cell/>
          <table:table-cell table:formula="of:=[.H16]+1"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C18]&gt;=[.A18];&quot;X&quot;;&quot;&quot;)">
            <text:p/>
          </table:table-cell>
          <table:table-cell table:formula="of:=IF(AND([.A18]=1;[.C18]&lt;0.2);&quot;X&quot;;&quot;&quot;)">
            <text:p/>
          </table:table-cell>
          <table:table-cell table:formula="of:=IF(OR([.D18]=&quot;X&quot;;[.E18]=&quot;X&quot;);&quot;X&quot;;&quot;&quot;)">
            <text:p/>
          </table:table-cell>
          <table:table-cell/>
          <table:table-cell table:formula="of:=[.H17]+1"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IF([.C19]&gt;=[.A19];&quot;X&quot;;&quot;&quot;)">
            <text:p/>
          </table:table-cell>
          <table:table-cell table:formula="of:=IF(AND([.A19]=1;[.C19]&lt;0.2);&quot;X&quot;;&quot;&quot;)">
            <text:p/>
          </table:table-cell>
          <table:table-cell table:formula="of:=IF(OR([.D19]=&quot;X&quot;;[.E19]=&quot;X&quot;);&quot;X&quot;;&quot;&quot;)">
            <text:p/>
          </table:table-cell>
          <table:table-cell/>
          <table:table-cell table:formula="of:=[.H18]+1"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IF([.C20]&gt;=[.A20];&quot;X&quot;;&quot;&quot;)">
            <text:p/>
          </table:table-cell>
          <table:table-cell table:formula="of:=IF(AND([.A20]=1;[.C20]&lt;0.2);&quot;X&quot;;&quot;&quot;)">
            <text:p/>
          </table:table-cell>
          <table:table-cell table:formula="of:=IF(OR([.D20]=&quot;X&quot;;[.E20]=&quot;X&quot;);&quot;X&quot;;&quot;&quot;)">
            <text:p/>
          </table:table-cell>
          <table:table-cell/>
          <table:table-cell table:formula="of:=[.H19]+1"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formula="of:=IF([.C21]&gt;=[.A21];&quot;X&quot;;&quot;&quot;)">
            <text:p/>
          </table:table-cell>
          <table:table-cell table:formula="of:=IF(AND([.A21]=1;[.C21]&lt;0.2);&quot;X&quot;;&quot;&quot;)">
            <text:p/>
          </table:table-cell>
          <table:table-cell table:formula="of:=IF(OR([.D21]=&quot;X&quot;;[.E21]=&quot;X&quot;);&quot;X&quot;;&quot;&quot;)">
            <text:p/>
          </table:table-cell>
          <table:table-cell/>
          <table:table-cell table:formula="of:=[.H20]+1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C22]&gt;=[.A22];&quot;X&quot;;&quot;&quot;)">
            <text:p/>
          </table:table-cell>
          <table:table-cell table:formula="of:=IF(AND([.A22]=1;[.C22]&lt;0.2);&quot;X&quot;;&quot;&quot;)">
            <text:p/>
          </table:table-cell>
          <table:table-cell table:formula="of:=IF(OR([.D22]=&quot;X&quot;;[.E22]=&quot;X&quot;);&quot;X&quot;;&quot;&quot;)">
            <text:p/>
          </table:table-cell>
          <table:table-cell/>
          <table:table-cell table:formula="of:=[.H21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IF([.C23]&gt;=[.A23];&quot;X&quot;;&quot;&quot;)">
            <text:p/>
          </table:table-cell>
          <table:table-cell table:formula="of:=IF(AND([.A23]=1;[.C23]&lt;0.2);&quot;X&quot;;&quot;&quot;)">
            <text:p/>
          </table:table-cell>
          <table:table-cell table:formula="of:=IF(OR([.D23]=&quot;X&quot;;[.E23]=&quot;X&quot;);&quot;X&quot;;&quot;&quot;)">
            <text:p/>
          </table:table-cell>
          <table:table-cell/>
          <table:table-cell table:formula="of:=[.H22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IF([.C24]&gt;=[.A24];&quot;X&quot;;&quot;&quot;)">
            <text:p/>
          </table:table-cell>
          <table:table-cell table:formula="of:=IF(AND([.A24]=1;[.C24]&lt;0.2);&quot;X&quot;;&quot;&quot;)">
            <text:p/>
          </table:table-cell>
          <table:table-cell table:formula="of:=IF(OR([.D24]=&quot;X&quot;;[.E24]=&quot;X&quot;);&quot;X&quot;;&quot;&quot;)">
            <text:p/>
          </table:table-cell>
          <table:table-cell/>
          <table:table-cell table:formula="of:=[.H2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IF([.C25]&gt;=[.A25];&quot;X&quot;;&quot;&quot;)">
            <text:p/>
          </table:table-cell>
          <table:table-cell table:formula="of:=IF(AND([.A25]=1;[.C25]&lt;0.2);&quot;X&quot;;&quot;&quot;)">
            <text:p/>
          </table:table-cell>
          <table:table-cell table:formula="of:=IF(OR([.D25]=&quot;X&quot;;[.E25]=&quot;X&quot;);&quot;X&quot;;&quot;&quot;)">
            <text:p/>
          </table:table-cell>
          <table:table-cell/>
          <table:table-cell table:formula="of:=[.H24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6]&gt;=[.A26];&quot;X&quot;;&quot;&quot;)">
            <text:p/>
          </table:table-cell>
          <table:table-cell table:formula="of:=IF(AND([.A26]=1;[.C26]&lt;0.2);&quot;X&quot;;&quot;&quot;)">
            <text:p/>
          </table:table-cell>
          <table:table-cell table:formula="of:=IF(OR([.D26]=&quot;X&quot;;[.E26]=&quot;X&quot;);&quot;X&quot;;&quot;&quot;)">
            <text:p/>
          </table:table-cell>
          <table:table-cell/>
          <table:table-cell table:formula="of:=[.H25]+1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C27]&gt;=[.A27];&quot;X&quot;;&quot;&quot;)">
            <text:p/>
          </table:table-cell>
          <table:table-cell table:formula="of:=IF(AND([.A27]=1;[.C27]&lt;0.2);&quot;X&quot;;&quot;&quot;)">
            <text:p/>
          </table:table-cell>
          <table:table-cell table:formula="of:=IF(OR([.D27]=&quot;X&quot;;[.E27]=&quot;X&quot;);&quot;X&quot;;&quot;&quot;)">
            <text:p/>
          </table:table-cell>
          <table:table-cell/>
          <table:table-cell table:formula="of:=[.H26]+1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IF([.C28]&gt;=[.A28];&quot;X&quot;;&quot;&quot;)">
            <text:p/>
          </table:table-cell>
          <table:table-cell table:formula="of:=IF(AND([.A28]=1;[.C28]&lt;0.2);&quot;X&quot;;&quot;&quot;)">
            <text:p/>
          </table:table-cell>
          <table:table-cell table:formula="of:=IF(OR([.D28]=&quot;X&quot;;[.E28]=&quot;X&quot;);&quot;X&quot;;&quot;&quot;)">
            <text:p/>
          </table:table-cell>
          <table:table-cell/>
          <table:table-cell table:formula="of:=[.H27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IF([.C29]&gt;=[.A29];&quot;X&quot;;&quot;&quot;)">
            <text:p/>
          </table:table-cell>
          <table:table-cell table:formula="of:=IF(AND([.A29]=1;[.C29]&lt;0.2);&quot;X&quot;;&quot;&quot;)">
            <text:p/>
          </table:table-cell>
          <table:table-cell table:formula="of:=IF(OR([.D29]=&quot;X&quot;;[.E29]=&quot;X&quot;);&quot;X&quot;;&quot;&quot;)">
            <text:p/>
          </table:table-cell>
          <table:table-cell/>
          <table:table-cell table:formula="of:=[.H28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IF([.C30]&gt;=[.A30];&quot;X&quot;;&quot;&quot;)">
            <text:p/>
          </table:table-cell>
          <table:table-cell table:formula="of:=IF(AND([.A30]=1;[.C30]&lt;0.2);&quot;X&quot;;&quot;&quot;)">
            <text:p/>
          </table:table-cell>
          <table:table-cell table:formula="of:=IF(OR([.D30]=&quot;X&quot;;[.E30]=&quot;X&quot;);&quot;X&quot;;&quot;&quot;)">
            <text:p/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" calcext:value-type="float">
            <text:p>0.1</text:p>
          </table:table-cell>
          <table:table-cell table:formula="of:=IF([.C31]&gt;=[.A31];&quot;X&quot;;&quot;&quot;)">
            <text:p/>
          </table:table-cell>
          <table:table-cell table:formula="of:=IF(AND([.A31]=1;[.C31]&lt;0.2);&quot;X&quot;;&quot;&quot;)">
            <text:p/>
          </table:table-cell>
          <table:table-cell table:formula="of:=IF(OR([.D31]=&quot;X&quot;;[.E31]=&quot;X&quot;);&quot;X&quot;;&quot;&quot;)">
            <text:p/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" calcext:value-type="float">
            <text:p>0.2</text:p>
          </table:table-cell>
          <table:table-cell table:formula="of:=IF([.C32]&gt;=[.A32];&quot;X&quot;;&quot;&quot;)">
            <text:p/>
          </table:table-cell>
          <table:table-cell table:formula="of:=IF(AND([.A32]=1;[.C32]&lt;0.2);&quot;X&quot;;&quot;&quot;)">
            <text:p/>
          </table:table-cell>
          <table:table-cell table:formula="of:=IF(OR([.D32]=&quot;X&quot;;[.E32]=&quot;X&quot;);&quot;X&quot;;&quot;&quot;)">
            <text:p/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" calcext:value-type="float">
            <text:p>0.4</text:p>
          </table:table-cell>
          <table:table-cell table:formula="of:=IF([.C33]&gt;=[.A33];&quot;X&quot;;&quot;&quot;)">
            <text:p/>
          </table:table-cell>
          <table:table-cell table:formula="of:=IF(AND([.A33]=1;[.C33]&lt;0.2);&quot;X&quot;;&quot;&quot;)">
            <text:p/>
          </table:table-cell>
          <table:table-cell table:formula="of:=IF(OR([.D33]=&quot;X&quot;;[.E33]=&quot;X&quot;);&quot;X&quot;;&quot;&quot;)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C34]&gt;=[.A34];&quot;X&quot;;&quot;&quot;)">
            <text:p/>
          </table:table-cell>
          <table:table-cell table:formula="of:=IF(AND([.A34]=1;[.C34]&lt;0.2);&quot;X&quot;;&quot;&quot;)" office:value-type="string" office:string-value="X" calcext:value-type="string">
            <text:p>X</text:p>
          </table:table-cell>
          <table:table-cell table:formula="of:=IF(OR([.D34]=&quot;X&quot;;[.E34]=&quot;X&quot;);&quot;X&quot;;&quot;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IF([.C35]&gt;=[.A35];&quot;X&quot;;&quot;&quot;)">
            <text:p/>
          </table:table-cell>
          <table:table-cell table:formula="of:=IF(AND([.A35]=1;[.C35]&lt;0.2);&quot;X&quot;;&quot;&quot;)" office:value-type="string" office:string-value="X" calcext:value-type="string">
            <text:p>X</text:p>
          </table:table-cell>
          <table:table-cell table:formula="of:=IF(OR([.D35]=&quot;X&quot;;[.E35]=&quot;X&quot;);&quot;X&quot;;&quot;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IF([.C36]&gt;=[.A36];&quot;X&quot;;&quot;&quot;)">
            <text:p/>
          </table:table-cell>
          <table:table-cell table:formula="of:=IF(AND([.A36]=1;[.C36]&lt;0.2);&quot;X&quot;;&quot;&quot;)">
            <text:p/>
          </table:table-cell>
          <table:table-cell table:formula="of:=IF(OR([.D36]=&quot;X&quot;;[.E36]=&quot;X&quot;);&quot;X&quot;;&quot;&quot;)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formula="of:=IF([.C37]&gt;=[.A37];&quot;X&quot;;&quot;&quot;)">
            <text:p/>
          </table:table-cell>
          <table:table-cell table:formula="of:=IF(AND([.A37]=1;[.C37]&lt;0.2);&quot;X&quot;;&quot;&quot;)">
            <text:p/>
          </table:table-cell>
          <table:table-cell table:formula="of:=IF(OR([.D37]=&quot;X&quot;;[.E37]=&quot;X&quot;);&quot;X&quot;;&quot;&quot;)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C38]&gt;=[.A38];&quot;X&quot;;&quot;&quot;)">
            <text:p/>
          </table:table-cell>
          <table:table-cell table:formula="of:=IF(AND([.A38]=1;[.C38]&lt;0.2);&quot;X&quot;;&quot;&quot;)" office:value-type="string" office:string-value="X" calcext:value-type="string">
            <text:p>X</text:p>
          </table:table-cell>
          <table:table-cell table:formula="of:=IF(OR([.D38]=&quot;X&quot;;[.E38]=&quot;X&quot;);&quot;X&quot;;&quot;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IF([.C39]&gt;=[.A39];&quot;X&quot;;&quot;&quot;)">
            <text:p/>
          </table:table-cell>
          <table:table-cell table:formula="of:=IF(AND([.A39]=1;[.C39]&lt;0.2);&quot;X&quot;;&quot;&quot;)" office:value-type="string" office:string-value="X" calcext:value-type="string">
            <text:p>X</text:p>
          </table:table-cell>
          <table:table-cell table:formula="of:=IF(OR([.D39]=&quot;X&quot;;[.E39]=&quot;X&quot;);&quot;X&quot;;&quot;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IF([.C40]&gt;=[.A40];&quot;X&quot;;&quot;&quot;)">
            <text:p/>
          </table:table-cell>
          <table:table-cell table:formula="of:=IF(AND([.A40]=1;[.C40]&lt;0.2);&quot;X&quot;;&quot;&quot;)">
            <text:p/>
          </table:table-cell>
          <table:table-cell table:formula="of:=IF(OR([.D40]=&quot;X&quot;;[.E40]=&quot;X&quot;);&quot;X&quot;;&quot;&quot;)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IF([.C41]&gt;=[.A41];&quot;X&quot;;&quot;&quot;)">
            <text:p/>
          </table:table-cell>
          <table:table-cell table:formula="of:=IF(AND([.A41]=1;[.C41]&lt;0.2);&quot;X&quot;;&quot;&quot;)">
            <text:p/>
          </table:table-cell>
          <table:table-cell table:formula="of:=IF(OR([.D41]=&quot;X&quot;;[.E41]=&quot;X&quot;);&quot;X&quot;;&quot;&quot;)">
            <text:p/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2]&gt;=[.A42];&quot;X&quot;;&quot;&quot;)">
            <text:p/>
          </table:table-cell>
          <table:table-cell table:formula="of:=IF(AND([.A42]=1;[.C42]&lt;0.2);&quot;X&quot;;&quot;&quot;)" office:value-type="string" office:string-value="X" calcext:value-type="string">
            <text:p>X</text:p>
          </table:table-cell>
          <table:table-cell table:formula="of:=IF(OR([.D42]=&quot;X&quot;;[.E42]=&quot;X&quot;);&quot;X&quot;;&quot;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C43]&gt;=[.A43];&quot;X&quot;;&quot;&quot;)">
            <text:p/>
          </table:table-cell>
          <table:table-cell table:formula="of:=IF(AND([.A43]=1;[.C43]&lt;0.2);&quot;X&quot;;&quot;&quot;)" office:value-type="string" office:string-value="X" calcext:value-type="string">
            <text:p>X</text:p>
          </table:table-cell>
          <table:table-cell table:formula="of:=IF(OR([.D43]=&quot;X&quot;;[.E43]=&quot;X&quot;);&quot;X&quot;;&quot;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IF([.C44]&gt;=[.A44];&quot;X&quot;;&quot;&quot;)">
            <text:p/>
          </table:table-cell>
          <table:table-cell table:formula="of:=IF(AND([.A44]=1;[.C44]&lt;0.2);&quot;X&quot;;&quot;&quot;)">
            <text:p/>
          </table:table-cell>
          <table:table-cell table:formula="of:=IF(OR([.D44]=&quot;X&quot;;[.E44]=&quot;X&quot;);&quot;X&quot;;&quot;&quot;)">
            <text:p/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IF([.C45]&gt;=[.A45];&quot;X&quot;;&quot;&quot;)">
            <text:p/>
          </table:table-cell>
          <table:table-cell table:formula="of:=IF(AND([.A45]=1;[.C45]&lt;0.2);&quot;X&quot;;&quot;&quot;)">
            <text:p/>
          </table:table-cell>
          <table:table-cell table:formula="of:=IF(OR([.D45]=&quot;X&quot;;[.E45]=&quot;X&quot;);&quot;X&quot;;&quot;&quot;)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IF([.C46]&gt;=[.A46];&quot;X&quot;;&quot;&quot;)">
            <text:p/>
          </table:table-cell>
          <table:table-cell table:formula="of:=IF(AND([.A46]=1;[.C46]&lt;0.2);&quot;X&quot;;&quot;&quot;)" office:value-type="string" office:string-value="X" calcext:value-type="string">
            <text:p>X</text:p>
          </table:table-cell>
          <table:table-cell table:formula="of:=IF(OR([.D46]=&quot;X&quot;;[.E46]=&quot;X&quot;);&quot;X&quot;;&quot;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" calcext:value-type="float">
            <text:p>0.1</text:p>
          </table:table-cell>
          <table:table-cell table:formula="of:=IF([.C47]&gt;=[.A47];&quot;X&quot;;&quot;&quot;)">
            <text:p/>
          </table:table-cell>
          <table:table-cell table:formula="of:=IF(AND([.A47]=1;[.C47]&lt;0.2);&quot;X&quot;;&quot;&quot;)" office:value-type="string" office:string-value="X" calcext:value-type="string">
            <text:p>X</text:p>
          </table:table-cell>
          <table:table-cell table:formula="of:=IF(OR([.D47]=&quot;X&quot;;[.E47]=&quot;X&quot;);&quot;X&quot;;&quot;&quot;)" office:value-type="string" office:string-value="X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" calcext:value-type="float">
            <text:p>0.2</text:p>
          </table:table-cell>
          <table:table-cell table:formula="of:=IF([.C48]&gt;=[.A48];&quot;X&quot;;&quot;&quot;)">
            <text:p/>
          </table:table-cell>
          <table:table-cell table:formula="of:=IF(AND([.A48]=1;[.C48]&lt;0.2);&quot;X&quot;;&quot;&quot;)">
            <text:p/>
          </table:table-cell>
          <table:table-cell table:formula="of:=IF(OR([.D48]=&quot;X&quot;;[.E48]=&quot;X&quot;);&quot;X&quot;;&quot;&quot;)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" calcext:value-type="float">
            <text:p>0.4</text:p>
          </table:table-cell>
          <table:table-cell table:formula="of:=IF([.C49]&gt;=[.A49];&quot;X&quot;;&quot;&quot;)">
            <text:p/>
          </table:table-cell>
          <table:table-cell table:formula="of:=IF(AND([.A49]=1;[.C49]&lt;0.2);&quot;X&quot;;&quot;&quot;)">
            <text:p/>
          </table:table-cell>
          <table:table-cell table:formula="of:=IF(OR([.D49]=&quot;X&quot;;[.E49]=&quot;X&quot;);&quot;X&quot;;&quot;&quot;)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22:11:47.773980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9:05:15.854471280</meta:creation-date>
    <dc:date>2018-04-04T22:28:50.838896634</dc:date>
    <meta:editing-duration>PT19M45S</meta:editing-duration>
    <meta:editing-cycles>6</meta:editing-cycles>
    <meta:generator>LibreOffice/5.4.5.1$Linux_X86_64 LibreOffice_project/40m0$Build-1</meta:generator>
    <meta:document-statistic meta:table-count="2" meta:cell-count="575" meta:object-count="0"/>
  </office:meta>
</office:document-meta>
</file>